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draw:frame presentation:style-name="pr1" draw:layer="layout" svg:width="25.199cm" svg:height="3.506cm" svg:x="1.4cm" svg:y="0.837cm" presentation:class="title">
          <draw:text-box>
            <text:p>Weeva 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Hur mycket kan du? </text:p>
              </text:list-item>
              <text:list-item>
                <text:p>Vill du veta hur allmändbildad du är ?</text:p>
              </text:list-item>
              <text:list-item>
                <text:p>Gillar du roliga och utmanade quiz ?</text:p>
              </text:list-item>
              <text:list-item>
                <text:p>Då har vi quizet för dig !</text:p>
              </text:list-item>
            </text:list>
          </draw:text-box>
        </draw:frame>
        <draw:frame presentation:style-name="pr2" draw:text-style-name="P1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 text:style-name="P1"><text:span text:style-name="T1">Med vårat quiz kan du bevisa att du kan mest. Du behöver aldrig mer oroa dig. Vårat quiz är en blandning med allt du kan tänka dig! </text:span></text:p>
              </text:list-item>
              <text:list-item>
                <text:p text:style-name="P1"><text:span text:style-name="T1">Om du inte testar vårat quiz och istället väljer att strunta i att testa detta quiz <text:s/>så kommer du alltid undra om du kan lika mycket som du egentligen bör om samhället.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4:19:28.824186070</meta:creation-date>
    <dc:date>2015-07-01T14:42:38.810268901</dc:date>
    <meta:editing-duration>PT7M59S</meta:editing-duration>
    <meta:editing-cycles>1</meta:editing-cycles>
    <meta:document-statistic meta:object-count="26"/>
    <meta:generator>LibreOffice/4.2.8.2$Linux_X86_64 LibreOffice_project/420m0$Build-2</meta:generator>
  </office:meta>
</office:document-meta>
</file>